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T5" style:parent-style-name="Standaardalinea-lettertype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Lening van 200000 4% rente, 5 gelijke termijnen<text:line-break/>Belasting 40%</text:p>
      <text:list text:style-name="LFO1" text:continue-numbering="true">
        <text:list-item>
          <text:p text:style-name="P2">40<text:s/>000</text:p>
        </text:list-item>
        <text:list-item>
          <text:p text:style-name="P3">200<text:s/>000-40<text:s/>000 = 160000<text:line-break/>160 000 schuld<text:line-break/>0,04 * 160000 = 6 400 Rente</text:p>
        </text:list-item>
        <text:list-item>
          <text:p text:style-name="P4">Aan de bank betaal je €6400 rente + €40000 = 46400<text:line-break/>Bij de belastingdienst hoef ik nu over<text:s/><text:span text:style-name="T5">de rente</text:span><text:s/>(€6400 géén belasting) meer te betalen van 40%<text:line-break/>Dat is een voordeel van €6400 * 0,4 = €2560<text:line-break/><text:s/><text:line-break/>Netto hypotheeklasten zijn dan: €46400 <text:s/>- €2560 = €43840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wel Paton</meta:initial-creator>
    <dc:creator>Pawel Paton</dc:creator>
    <meta:creation-date>2020-10-07T13:00:00Z</meta:creation-date>
    <dc:date>2020-10-07T13:23:00Z</dc:date>
    <meta:template xlink:href="Normal" xlink:type="simple"/>
    <meta:editing-cycles>1</meta:editing-cycles>
    <meta:editing-duration>PT1380S</meta:editing-duration>
    <meta:document-statistic meta:page-count="1" meta:paragraph-count="1" meta:word-count="59" meta:character-count="385" meta:row-count="2" meta:non-whitespace-character-count="327"/>
  </office:meta>
</office:document-meta>
</file>